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style:font-name="Helvetica Neue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Sistema che rileva:</text:p>
      <text:p text:style-name="Standard">Temperatura</text:p>
      <text:p text:style-name="Standard">Umidità</text:p>
      <text:p text:style-name="Standard">Pressione</text:p>
      <text:p text:style-name="Standard">Luminosità ambiente</text:p>
      <text:p text:style-name="Standard">Qualità aria (veificare misure del sensore)</text:p>
      <text:p text:style-name="Standard">Presenza persone</text:p>
      <text:p text:style-name="Standard"/>
      <text:p text:style-name="Standard">I dati sono uplodati su ThingSpeak, sono visibili connettendosi al server web del sensore e consultabili con app sviluppata con Blynk.</text:p>
      <text:p text:style-name="Standard"/>
      <text:p text:style-name="Standard">Variante per biblioteche:</text:p>
      <text:p text:style-name="Standard">l'oggetto viene "vestito" da Utente posizionato al banco prestiti, <text:s/>invita gli altri utenti a visitere il sito di ThingSpeak con qrcode e ad andare su paglina web dedicata su cui si descrive meglio le funzionalità. Bisogna pensare alla veste grafica e ad un contenitore (trasparente?) che consenta di vedere come è fatto dentro.</text:p>
      <text:p text:style-name="Standard"/>
      <text:p text:style-name="Standard">Sensori utilizzati:</text:p>
      <text:p text:style-name="Standard"/>
      <text:p text:style-name="Standard"><text:span text:style-name="T1">Umidità/temperatura:</text:span> DHT11 oppure DHT22 (sicurament funzione a 3.3V e ha maggiore precisione) fornisce uscita in digitale, esiste libreria per utilizzo.</text:p>
      <text:p text:style-name="Standard"/>
      <text:p text:style-name="Standard"><text:span text:style-name="T1">Pressione/temperatura:</text:span> BMP-180 (GY-68)</text:p>
      <text:p text:style-name="Standard"/>
      <text:p text:style-name="Standard"><text:span text:style-name="T1">Luminosità ambiente:</text:span> BY 1750 (GY 30)</text:p>
      <text:p text:style-name="Standard"/>
      <text:p text:style-name="Standard"><text:span text:style-name="T1">Sensore gas:</text:span> MQ-135 alimentazione 5 V, uscita connessa a A0 con partitore. Rload del sensore 20K partitore (12 e 8 K) (esattamente 20K e 10K)</text:p>
      <text:p text:style-name="Standard"/>
      <text:p text:style-name="Standard"><text:span text:style-name="T1">Sensore di Movimento:</text:span> PIR <text:span text:style-name="T2">HC-SR501</text:span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7M</meta:editing-duration>
    <meta:editing-cycles>6</meta:editing-cycles>
    <meta:generator>OpenOffice/4.1.3$Win32 OpenOffice.org_project/413m1$Build-9783</meta:generator>
    <dc:date>2016-12-07T11:39:46.66</dc:date>
    <dc:creator>Enrico Malacrida</dc:creator>
    <meta:document-statistic meta:table-count="0" meta:image-count="0" meta:object-count="0" meta:page-count="1" meta:paragraph-count="16" meta:word-count="154" meta:character-count="1032"/>
    <meta:user-defined meta:name="Info 1"/>
    <meta:user-defined meta:name="Info 2"/>
    <meta:user-defined meta:name="Info 3"/>
    <meta:user-defined meta:name="Info 4"/>
  </office:meta>
</office:document-meta>
</file>